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6F511733949DB56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text-properties officeooo:paragraph-rsid="0014251e"/>
    </style:style>
    <style:style style:name="P10" style:family="paragraph" style:parent-style-name="Standard">
      <style:text-properties officeooo:rsid="0014251e" officeooo:paragraph-rsid="0014251e"/>
    </style:style>
    <style:style style:name="P11" style:family="paragraph" style:parent-style-name="Standard">
      <style:text-properties officeooo:paragraph-rsid="00187305"/>
    </style:style>
    <style:style style:name="P12" style:family="paragraph" style:parent-style-name="Versões">
      <style:text-properties fo:font-weight="bold" style:font-weight-asian="bold"/>
    </style:style>
    <style:style style:name="P13" style:family="paragraph" style:parent-style-name="Versões">
      <style:text-properties officeooo:rsid="0013486b" officeooo:paragraph-rsid="0013486b"/>
    </style:style>
    <style:style style:name="P14" style:family="paragraph" style:parent-style-name="Comments">
      <style:text-properties fo:font-size="11pt" officeooo:rsid="001a2aee" officeooo:paragraph-rsid="001735a0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b7471" officeooo:paragraph-rsid="001b7471" style:font-weight-asian="bold"/>
    </style:style>
    <style:style style:name="P16" style:family="paragraph" style:parent-style-name="Standard">
      <style:text-properties officeooo:rsid="001b7471" officeooo:paragraph-rsid="001b7471"/>
    </style:style>
    <style:style style:name="P17" style:family="paragraph" style:parent-style-name="Heading_20_1" style:list-style-name="WWNum1"/>
    <style:style style:name="P18" style:family="paragraph" style:parent-style-name="Versões">
      <style:text-properties officeooo:rsid="0013486b" officeooo:paragraph-rsid="001c76a8"/>
    </style:style>
    <style:style style:name="P19" style:family="paragraph" style:parent-style-name="List_20_Paragraph" style:list-style-name="WWNum3"/>
    <style:style style:name="P20" style:family="paragraph" style:parent-style-name="List_20_Paragraph" style:list-style-name="WWNum4"/>
    <style:style style:name="P21" style:family="paragraph" style:parent-style-name="Comments" style:list-style-name="L1">
      <style:text-properties fo:font-size="11pt" officeooo:rsid="00187305" officeooo:paragraph-rsid="00187305" style:font-size-asian="11pt" style:font-size-complex="11pt"/>
    </style:style>
    <style:style style:name="P22" style:family="paragraph" style:parent-style-name="Comments" style:list-style-name="L1">
      <style:text-properties fo:font-size="11pt" officeooo:rsid="00198d3b" officeooo:paragraph-rsid="00198d3b" style:font-size-asian="11pt" style:font-size-complex="11pt"/>
    </style:style>
    <style:style style:name="P23" style:family="paragraph" style:parent-style-name="Comments" style:list-style-name="L1">
      <style:text-properties fo:font-size="11pt" officeooo:rsid="001d65f2" officeooo:paragraph-rsid="00187305" style:font-size-asian="11pt" style:font-size-complex="11pt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da83a"/>
    </style:style>
    <style:style style:name="T5" style:family="text">
      <style:text-properties officeooo:rsid="001b5b7d"/>
    </style:style>
    <style:style style:name="T6" style:family="text">
      <style:text-properties officeooo:rsid="001d3a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735a0" style:font-weight-asian="normal" style:font-weight-complex="normal"/>
    </style:style>
    <style:style style:name="T9" style:family="text">
      <style:text-properties officeooo:rsid="00187305"/>
    </style:style>
    <style:style style:name="T10" style:family="text">
      <style:text-properties officeooo:rsid="001b74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2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Autor</text:p>
          </table:table-cell>
          <table:table-cell table:style-name="Tabela1.A1" office:value-type="string">
            <text:p text:style-name="P12">Notas da Revisão</text:p>
          </table:table-cell>
        </table:table-row>
        <table:table-row table:style-name="Tabela1.3">
          <table:table-cell table:style-name="Tabela1.A3" office:value-type="string">
            <text:p text:style-name="P13">1.0</text:p>
          </table:table-cell>
          <table:table-cell table:style-name="Tabela1.B3" office:value-type="string">
            <text:p text:style-name="P13">31/08/16</text:p>
          </table:table-cell>
          <table:table-cell table:style-name="Tabela1.C3" office:value-type="string">
            <text:p text:style-name="P13">Maisa Barreto</text:p>
          </table:table-cell>
          <table:table-cell table:style-name="Tabela1.D3" office:value-type="string">
            <text:p text:style-name="P13">Inicio <text:span text:style-name="T10">do preenchimento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441290984625528324" text:style-name="WWNum1">
        <text:list-item>
          <text:h text:style-name="P17" text:outline-level="1"><text:bookmark-start text:name="_Toc427092159"/>Objetivos deste documento<text:bookmark-end text:name="_Toc427092159"/></text:h>
        </text:list-item>
      </text:list>
      <text:p text:style-name="P9"/>
      <text:p text:style-name="P10"><text:tab/>O objetivo desse documento é registrar as atividades de gerenciamento do sistema HemoSystem que tem a finalidade de auxiliar funcionários de centros de doações de sangue registrando dados sobre os doadores e do banco de sangue. <text:s/></text:p>
      <text:p text:style-name="Standard"/>
      <text:p text:style-name="Standard"/>
      <text:list xml:id="list173646139193504" text:continue-numbering="true" text:style-name="WWNum1">
        <text:list-item>
          <text:h text:style-name="P17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1689010943169566686" text:style-name="WWNum3">
        <text:list-item>
          <text:p text:style-name="P19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9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9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697981018080367224" text:style-name="WWNum4">
        <text:list-item>
          <text:p text:style-name="P20">Situação atual e justificativa do projeto;</text:p>
        </text:list-item>
        <text:list-item>
          <text:p text:style-name="P20">Objetivos SMART e critérios de sucesso do projeto;</text:p>
        </text:list-item>
        <text:list-item>
          <text:p text:style-name="P20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20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73646658064682" text:continue-list="list173646139193504" text:style-name="WWNum1">
        <text:list-item>
          <text:h text:style-name="P17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Comments"/>
      <text:p text:style-name="P14"><text:span text:style-name="T7">Gerente: </text:span><text:span text:style-name="T8">R</text:span><text:span text:style-name="T5">esponsavel <text:s/>por gerenciar o projeto e acompanhar o anadamento das atividades de desenvolvimento.</text:span></text:p>
      <text:p text:style-name="P14"/>
      <text:p text:style-name="P14"><text:span text:style-name="T7">Programador:</text:span> <text:span text:style-name="T6">Responsável pelo desenvolvimento do software.</text:span></text:p>
      <text:p text:style-name="P14"/>
      <text:p text:style-name="P14"><text:span text:style-name="T7">Analista: </text:span><text:span text:style-name="T8">Responsável pela a</text:span><text:span text:style-name="T4">nalise do andamento do projeto.</text:span></text:p>
      <text:p text:style-name="P14"/>
      <text:p text:style-name="P14"><text:span text:style-name="T7">Testador: </text:span><text:span text:style-name="T4">Responsável por testar a qualidade.</text:span></text:p>
      <text:p text:style-name="Standard"/>
      <text:p text:style-name="Standard"/>
      <text:list xml:id="list173645251125131" text:continue-numbering="true" text:style-name="WWNum1">
        <text:list-item>
          <text:h text:style-name="P17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73646100616651" text:continue-numbering="true" text:style-name="WWNum1">
        <text:list-item>
          <text:h text:style-name="P17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7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7">S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  <table:table-row table:style-name="Tabela2.1">
          <table:table-cell table:style-name="Tabela2.A1" office:value-type="string">
            <text:p text:style-name="P7">CPI</text:p>
          </table:table-cell>
          <table:table-cell table:style-name="Tabela2.A1" office:value-type="string">
            <text:p text:style-name="P7">&gt;= 1.0</text:p>
          </table:table-cell>
          <table:table-cell table:style-name="Tabela2.A1" office:value-type="string">
            <text:p text:style-name="P7">&gt;= 0.9 &lt; 1.0</text:p>
          </table:table-cell>
          <table:table-cell table:style-name="Tabela2.A1" office:value-type="string">
            <text:p text:style-name="P7">&lt; 0.9</text:p>
          </table:table-cell>
        </table:table-row>
      </table:table>
      <text:p text:style-name="P7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73644729226544" text:continue-numbering="true" text:style-name="WWNum1">
        <text:list-item>
          <text:h text:style-name="P17" text:outline-level="1"><text:bookmark-start text:name="_Toc427092164"/>Gestão de Riscos e Problemas<text:bookmark-end text:name="_Toc427092164"/></text:h>
        </text:list-item>
      </text:list>
      <text:list xml:id="list7558822081177011860" text:style-name="L1">
        <text:list-item>
          <text:p text:style-name="P21">Tempo</text:p>
        </text:list-item>
        <text:list-item>
          <text:p text:style-name="P22">Desistência de colaboradores do projeto</text:p>
        </text:list-item>
        <text:list-item>
          <text:p text:style-name="P23">Problemas com <text:span text:style-name="T9">as</text:span> ferramentas <text:span text:style-name="T9">escolhidas para o desenvolvimento</text:span></text:p>
        </text:list-item>
      </text:list>
      <text:p text:style-name="P11"/>
      <text:p text:style-name="Standard"><text:soft-page-break/></text:p>
      <text:list xml:id="list173646241269640" text:continue-list="list173644729226544" text:style-name="WWNum1">
        <text:list-item>
          <text:h text:style-name="P17" text:outline-level="1"><text:bookmark-start text:name="_Toc427092165"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173645276472450" text:continue-numbering="true" text:style-name="WWNum1">
        <text:list-item>
          <text:h text:style-name="P17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8">Participante</text:p>
          </table:table-cell>
          <table:table-cell table:style-name="Tabela5.A1" office:value-type="string">
            <text:p text:style-name="P15">Nomes</text:p>
          </table:table-cell>
          <table:table-cell table:style-name="Tabela5.A1" office:value-type="string">
            <text:p text:style-name="P8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P16">Reginaldo Ré</text:p>
          </table:table-cell>
          <table:table-cell table:style-name="Tabela5.C3" office:value-type="string">
            <text:p text:style-name="P18">31/08/16</text:p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P16">Maisa Barreto</text:p>
          </table:table-cell>
          <table:table-cell table:style-name="Tabela5.C4" office:value-type="string">
            <text:p text:style-name="P18">31/08/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25ae9" officeooo:paragraph-rsid="00125ae9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6F511733949DB566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HemoSystem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1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1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0</meta:editing-cycles>
    <meta:creation-date>2011-07-14T01:57:00</meta:creation-date>
    <dc:date>2016-10-05T17:36:44.491628045</dc:date>
    <meta:editing-duration>PT21H14S</meta:editing-duration>
    <meta:generator>LibreOffice/5.0.3.2$Linux_X86_64 LibreOffice_project/00m0$Build-2</meta:generator>
    <meta:document-statistic meta:table-count="5" meta:image-count="1" meta:object-count="0" meta:page-count="3" meta:paragraph-count="89" meta:word-count="593" meta:character-count="3548" meta:non-whitespace-character-count="3050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